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CB-S-RJ-" style:family="table">
      <style:table-properties style:width="17.009cm" fo:margin-left="0cm" table:align="left" style:writing-mode="page"/>
    </style:style>
    <style:style style:name="ICB-S-RJ-.A" style:family="table-column">
      <style:table-column-properties style:column-width="1.776cm"/>
    </style:style>
    <style:style style:name="ICB-S-RJ-.B" style:family="table-column">
      <style:table-column-properties style:column-width="2.625cm"/>
    </style:style>
    <style:style style:name="ICB-S-RJ-.C" style:family="table-column">
      <style:table-column-properties style:column-width="1.108cm"/>
    </style:style>
    <style:style style:name="ICB-S-RJ-.D" style:family="table-column">
      <style:table-column-properties style:column-width="7.599cm"/>
    </style:style>
    <style:style style:name="ICB-S-RJ-.E" style:family="table-column">
      <style:table-column-properties style:column-width="3.902cm"/>
    </style:style>
    <style:style style:name="ICB-S-RJ-.A1" style:family="table-cell">
      <style:table-cell-properties fo:padding="0.097cm" fo:border-left="0.05pt solid #000000" fo:border-right="none" fo:border-top="0.05pt solid #000000" fo:border-bottom="0.05pt solid #000000"/>
    </style:style>
    <style:style style:name="ICB-S-RJ-.E1" style:family="table-cell">
      <style:table-cell-properties fo:padding="0.097cm" fo:border="0.05pt solid #000000"/>
    </style:style>
    <style:style style:name="ICB-S-RJ-.A2" style:family="table-cell">
      <style:table-cell-properties fo:padding="0.097cm" fo:border-left="0.05pt solid #000000" fo:border-right="none" fo:border-top="none" fo:border-bottom="0.05pt solid #000000"/>
    </style:style>
    <style:style style:name="ICB-S-RJ-.E2" style:family="table-cell">
      <style:table-cell-properties fo:padding="0.097cm" fo:border-left="0.05pt solid #000000" fo:border-right="0.05pt solid #000000" fo:border-top="none" fo:border-bottom="0.05pt solid #000000"/>
    </style:style>
    <style:style style:name="PinOut_5f_ICB-S-7U" style:display-name="PinOut_ICB-S-7U" style:family="table">
      <style:table-properties style:width="17.009cm" fo:margin-left="0cm" table:align="left" style:writing-mode="page"/>
    </style:style>
    <style:style style:name="PinOut_5f_ICB-S-7U.A" style:display-name="PinOut_ICB-S-7U.A" style:family="table-column">
      <style:table-column-properties style:column-width="2.286cm"/>
    </style:style>
    <style:style style:name="PinOut_5f_ICB-S-7U.B" style:display-name="PinOut_ICB-S-7U.B" style:family="table-column">
      <style:table-column-properties style:column-width="3.951cm"/>
    </style:style>
    <style:style style:name="PinOut_5f_ICB-S-7U.C" style:display-name="PinOut_ICB-S-7U.C" style:family="table-column">
      <style:table-column-properties style:column-width="3.212cm"/>
    </style:style>
    <style:style style:name="PinOut_5f_ICB-S-7U.D" style:display-name="PinOut_ICB-S-7U.D" style:family="table-column">
      <style:table-column-properties style:column-width="7.56cm"/>
    </style:style>
    <style:style style:name="PinOut_5f_ICB-S-7U.A1" style:display-name="PinOut_ICB-S-7U.A1" style:family="table-cell">
      <style:table-cell-properties fo:padding="0.097cm" fo:border-left="0.05pt solid #000000" fo:border-right="none" fo:border-top="0.05pt solid #000000" fo:border-bottom="0.05pt solid #000000"/>
    </style:style>
    <style:style style:name="PinOut_5f_ICB-S-7U.D1" style:display-name="PinOut_ICB-S-7U.D1" style:family="table-cell">
      <style:table-cell-properties fo:padding="0.097cm" fo:border="0.05pt solid #000000"/>
    </style:style>
    <style:style style:name="PinOut_5f_ICB-S-7U.A2" style:display-name="PinOut_ICB-S-7U.A2" style:family="table-cell">
      <style:table-cell-properties fo:padding="0.097cm" fo:border-left="0.05pt solid #000000" fo:border-right="none" fo:border-top="none" fo:border-bottom="0.05pt solid #000000"/>
    </style:style>
    <style:style style:name="PinOut_5f_ICB-S-7U.D2" style:display-name="PinOut_ICB-S-7U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09cm" fo:margin-left="0cm" table:align="left" style:writing-mode="page"/>
    </style:style>
    <style:style style:name="Tabelle1.A" style:family="table-column">
      <style:table-column-properties style:column-width="2.833cm"/>
    </style:style>
    <style:style style:name="Tabelle1.B" style:family="table-column">
      <style:table-column-properties style:column-width="5.142cm"/>
    </style:style>
    <style:style style:name="Tabelle1.C" style:family="table-column">
      <style:table-column-properties style:column-width="0.568cm"/>
    </style:style>
    <style:style style:name="Tabelle1.D" style:family="table-column">
      <style:table-column-properties style:column-width="3.533cm"/>
    </style:style>
    <style:style style:name="Tabelle1.E" style:family="table-column">
      <style:table-column-properties style:column-width="4.93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4d8105" officeooo:paragraph-rsid="001974d0"/>
    </style:style>
    <style:style style:name="P2" style:family="paragraph" style:parent-style-name="Table_20_Contents">
      <style:paragraph-properties fo:text-align="start" style:justify-single-word="false"/>
      <style:text-properties officeooo:rsid="004d8105" officeooo:paragraph-rsid="001974d0"/>
    </style:style>
    <style:style style:name="P3" style:family="paragraph" style:parent-style-name="Table_20_Contents">
      <style:text-properties officeooo:rsid="004d8105" officeooo:paragraph-rsid="001974d0"/>
    </style:style>
    <style:style style:name="P4" style:family="paragraph" style:parent-style-name="Table_20_Contents">
      <style:paragraph-properties fo:text-align="start" style:justify-single-word="false"/>
      <style:text-properties officeooo:paragraph-rsid="001974d0"/>
    </style:style>
    <style:style style:name="P5" style:family="paragraph" style:parent-style-name="Table_20_Contents">
      <style:paragraph-properties fo:text-align="start" style:justify-single-word="false"/>
      <style:text-properties officeooo:rsid="004d9b33" officeooo:paragraph-rsid="001974d0"/>
    </style:style>
    <style:style style:name="P6" style:family="paragraph" style:parent-style-name="Table_20_Contents">
      <style:paragraph-properties fo:text-align="center" style:justify-single-word="false"/>
      <style:text-properties officeooo:rsid="004d9b33" officeooo:paragraph-rsid="001974d0"/>
    </style:style>
    <style:style style:name="P7" style:family="paragraph" style:parent-style-name="Table_20_Contents">
      <style:text-properties officeooo:rsid="004d9b33" officeooo:paragraph-rsid="001974d0"/>
    </style:style>
    <style:style style:name="P8" style:family="paragraph" style:parent-style-name="Table_20_Contents">
      <style:paragraph-properties fo:text-align="start" style:justify-single-word="false"/>
      <style:text-properties officeooo:rsid="004f8003" officeooo:paragraph-rsid="001974d0"/>
    </style:style>
    <style:style style:name="P9" style:family="paragraph" style:parent-style-name="Table_20_Contents">
      <style:paragraph-properties fo:text-align="start" style:justify-single-word="false"/>
      <style:text-properties officeooo:rsid="004f8003" officeooo:paragraph-rsid="0019f2e6"/>
    </style:style>
    <style:style style:name="P10" style:family="paragraph" style:parent-style-name="Table_20_Contents">
      <style:paragraph-properties fo:text-align="center" style:justify-single-word="false"/>
      <style:text-properties officeooo:rsid="004f8003" officeooo:paragraph-rsid="001974d0"/>
    </style:style>
    <style:style style:name="P11" style:family="paragraph" style:parent-style-name="Table_20_Contents">
      <style:text-properties officeooo:rsid="004f8003" officeooo:paragraph-rsid="001974d0"/>
    </style:style>
    <style:style style:name="P12" style:family="paragraph" style:parent-style-name="Table_20_Contents">
      <style:paragraph-properties fo:text-align="start" style:justify-single-word="false"/>
      <style:text-properties officeooo:rsid="0052d239" officeooo:paragraph-rsid="001974d0"/>
    </style:style>
    <style:style style:name="P13" style:family="paragraph" style:parent-style-name="Table_20_Contents">
      <style:paragraph-properties fo:text-align="center" style:justify-single-word="false"/>
      <style:text-properties officeooo:rsid="0052d239" officeooo:paragraph-rsid="001974d0"/>
    </style:style>
    <style:style style:name="P14" style:family="paragraph" style:parent-style-name="Table_20_Contents">
      <style:text-properties officeooo:rsid="0052d239" officeooo:paragraph-rsid="001974d0"/>
    </style:style>
    <style:style style:name="P15" style:family="paragraph" style:parent-style-name="Table_20_Contents">
      <style:paragraph-properties fo:text-align="center" style:justify-single-word="false"/>
      <style:text-properties officeooo:rsid="005bab56" officeooo:paragraph-rsid="001974d0"/>
    </style:style>
    <style:style style:name="P16" style:family="paragraph" style:parent-style-name="Table_20_Contents">
      <style:paragraph-properties fo:text-align="start" style:justify-single-word="false"/>
      <style:text-properties officeooo:rsid="005bab56" officeooo:paragraph-rsid="001974d0"/>
    </style:style>
    <style:style style:name="P17" style:family="paragraph" style:parent-style-name="Table_20_Contents">
      <style:text-properties officeooo:rsid="005bab56" officeooo:paragraph-rsid="001974d0"/>
    </style:style>
    <style:style style:name="P18" style:family="paragraph" style:parent-style-name="Table_20_Contents">
      <style:paragraph-properties fo:text-align="center" style:justify-single-word="false"/>
      <style:text-properties officeooo:rsid="00514a0b" officeooo:paragraph-rsid="001974d0"/>
    </style:style>
    <style:style style:name="P19" style:family="paragraph" style:parent-style-name="Table_20_Contents">
      <style:paragraph-properties fo:text-align="start" style:justify-single-word="false"/>
      <style:text-properties officeooo:rsid="00514a0b" officeooo:paragraph-rsid="001974d0"/>
    </style:style>
    <style:style style:name="P20" style:family="paragraph" style:parent-style-name="Table_20_Contents">
      <style:text-properties officeooo:rsid="00514a0b" officeooo:paragraph-rsid="001974d0"/>
    </style:style>
    <style:style style:name="P21" style:family="paragraph" style:parent-style-name="Table_20_Contents">
      <style:paragraph-properties fo:text-align="center" style:justify-single-word="false"/>
      <style:text-properties officeooo:rsid="0054c7f8" officeooo:paragraph-rsid="001974d0"/>
    </style:style>
    <style:style style:name="P22" style:family="paragraph" style:parent-style-name="Table_20_Contents">
      <style:paragraph-properties fo:text-align="start" style:justify-single-word="false"/>
      <style:text-properties officeooo:rsid="0054c7f8" officeooo:paragraph-rsid="001974d0"/>
    </style:style>
    <style:style style:name="P23" style:family="paragraph" style:parent-style-name="Table_20_Contents">
      <style:text-properties officeooo:rsid="0054c7f8" officeooo:paragraph-rsid="001974d0"/>
    </style:style>
    <style:style style:name="P24" style:family="paragraph" style:parent-style-name="Table_20_Contents">
      <style:paragraph-properties fo:text-align="center" style:justify-single-word="false"/>
      <style:text-properties officeooo:rsid="005af2f5" officeooo:paragraph-rsid="001974d0"/>
    </style:style>
    <style:style style:name="P25" style:family="paragraph" style:parent-style-name="Table_20_Contents">
      <style:paragraph-properties fo:text-align="start" style:justify-single-word="false"/>
      <style:text-properties officeooo:rsid="005af2f5" officeooo:paragraph-rsid="001974d0"/>
    </style:style>
    <style:style style:name="P26" style:family="paragraph" style:parent-style-name="Table_20_Contents">
      <style:text-properties officeooo:rsid="005af2f5" officeooo:paragraph-rsid="001974d0"/>
    </style:style>
    <style:style style:name="P27" style:family="paragraph" style:parent-style-name="Table_20_Contents">
      <style:paragraph-properties fo:text-align="center" style:justify-single-word="false"/>
      <style:text-properties officeooo:rsid="00559f7a" officeooo:paragraph-rsid="001974d0"/>
    </style:style>
    <style:style style:name="P28" style:family="paragraph" style:parent-style-name="Table_20_Contents">
      <style:paragraph-properties fo:text-align="start" style:justify-single-word="false"/>
      <style:text-properties officeooo:rsid="00559f7a" officeooo:paragraph-rsid="001974d0"/>
    </style:style>
    <style:style style:name="P29" style:family="paragraph" style:parent-style-name="Table_20_Contents">
      <style:text-properties officeooo:rsid="00559f7a" officeooo:paragraph-rsid="001974d0"/>
    </style:style>
    <style:style style:name="P30" style:family="paragraph" style:parent-style-name="Table_20_Contents">
      <style:text-properties officeooo:rsid="005c5e62" officeooo:paragraph-rsid="001974d0"/>
    </style:style>
    <style:style style:name="P31" style:family="paragraph" style:parent-style-name="Table_20_Contents">
      <style:text-properties officeooo:rsid="005c81d5" officeooo:paragraph-rsid="001974d0"/>
    </style:style>
    <style:style style:name="P32" style:family="paragraph" style:parent-style-name="Table_20_Contents">
      <style:text-properties officeooo:rsid="005d541b" officeooo:paragraph-rsid="001974d0"/>
    </style:style>
    <style:style style:name="P33" style:family="paragraph" style:parent-style-name="Table_20_Contents">
      <style:text-properties officeooo:rsid="00601075" officeooo:paragraph-rsid="001974d0"/>
    </style:style>
    <style:style style:name="P34" style:family="paragraph" style:parent-style-name="Table_20_Contents">
      <style:text-properties officeooo:rsid="005e5969" officeooo:paragraph-rsid="001974d0"/>
    </style:style>
    <style:style style:name="P35" style:family="paragraph" style:parent-style-name="Table_20_Contents">
      <style:paragraph-properties fo:text-align="center" style:justify-single-word="false"/>
      <style:text-properties officeooo:rsid="006729d6" officeooo:paragraph-rsid="001974d0"/>
    </style:style>
    <style:style style:name="P36" style:family="paragraph" style:parent-style-name="Table_20_Contents">
      <style:paragraph-properties fo:text-align="center" style:justify-single-word="false"/>
      <style:text-properties officeooo:paragraph-rsid="001974d0"/>
    </style:style>
    <style:style style:name="P37" style:family="paragraph" style:parent-style-name="Table_20_Contents">
      <style:text-properties officeooo:paragraph-rsid="001974d0"/>
    </style:style>
    <style:style style:name="P38" style:family="paragraph" style:parent-style-name="Table_20_Heading">
      <style:paragraph-properties fo:text-align="center" style:justify-single-word="false"/>
      <style:text-properties officeooo:rsid="004d7595" officeooo:paragraph-rsid="001974d0"/>
    </style:style>
    <style:style style:name="P39" style:family="paragraph" style:parent-style-name="Table_20_Heading">
      <style:paragraph-properties fo:text-align="start" style:justify-single-word="false"/>
      <style:text-properties officeooo:rsid="004d7595" officeooo:paragraph-rsid="001974d0"/>
    </style:style>
    <style:style style:name="P40" style:family="paragraph" style:parent-style-name="Table_20_Heading">
      <style:paragraph-properties fo:text-align="start" style:justify-single-word="false"/>
      <style:text-properties officeooo:rsid="004d8105" officeooo:paragraph-rsid="001974d0"/>
    </style:style>
    <style:style style:name="P41" style:family="paragraph" style:parent-style-name="Table_20_Heading">
      <style:paragraph-properties fo:text-align="start" style:justify-single-word="false"/>
      <style:text-properties officeooo:paragraph-rsid="001974d0"/>
    </style:style>
    <style:style style:name="P42" style:family="paragraph" style:parent-style-name="Table_20_Heading">
      <style:paragraph-properties fo:text-align="start" style:justify-single-word="false"/>
      <style:text-properties officeooo:rsid="005c5e62" officeooo:paragraph-rsid="001974d0"/>
    </style:style>
    <style:style style:name="P43" style:family="paragraph" style:parent-style-name="Table_20_Heading">
      <style:paragraph-properties fo:text-align="center" style:justify-single-word="false"/>
      <style:text-properties officeooo:rsid="006729d6" officeooo:paragraph-rsid="001974d0"/>
    </style:style>
    <style:style style:name="P44" style:family="paragraph" style:parent-style-name="Table_20_Heading">
      <style:paragraph-properties fo:text-align="center" style:justify-single-word="false"/>
      <style:text-properties officeooo:paragraph-rsid="001974d0"/>
    </style:style>
    <style:style style:name="P45" style:family="paragraph" style:parent-style-name="Text_20_body">
      <style:text-properties fo:language="en" fo:country="US" officeooo:rsid="006729d6" officeooo:paragraph-rsid="001974d0"/>
    </style:style>
    <style:style style:name="P46" style:family="paragraph" style:parent-style-name="Text_20_body">
      <style:text-properties fo:language="en" fo:country="US" officeooo:rsid="004bfd9e" officeooo:paragraph-rsid="001974d0"/>
    </style:style>
    <style:style style:name="P47" style:family="paragraph" style:parent-style-name="Text_20_body">
      <style:text-properties fo:language="en" fo:country="US" officeooo:rsid="0019f2e6" officeooo:paragraph-rsid="0019f2e6"/>
    </style:style>
    <style:style style:name="P48" style:family="paragraph" style:parent-style-name="Text_20_body">
      <style:text-properties officeooo:rsid="006729d6" officeooo:paragraph-rsid="001974d0"/>
    </style:style>
    <style:style style:name="P49" style:family="paragraph" style:parent-style-name="Table_20_Contents">
      <style:paragraph-properties fo:text-align="center" style:justify-single-word="false"/>
      <style:text-properties officeooo:rsid="006729d6" officeooo:paragraph-rsid="001974d0"/>
    </style:style>
    <style:style style:name="P50" style:family="paragraph" style:parent-style-name="Heading_20_2">
      <style:text-properties officeooo:paragraph-rsid="001974d0"/>
    </style:style>
    <style:style style:name="P51" style:family="paragraph" style:parent-style-name="Heading_20_1">
      <style:paragraph-properties fo:break-before="page"/>
      <style:text-properties officeooo:paragraph-rsid="001974d0"/>
    </style:style>
    <style:style style:name="P52" style:family="paragraph" style:parent-style-name="Heading_20_3">
      <style:text-properties officeooo:paragraph-rsid="001974d0"/>
    </style:style>
    <style:style style:name="P53" style:family="paragraph" style:parent-style-name="Heading_20_3" style:list-style-name="">
      <style:text-properties officeooo:rsid="006b59f3" officeooo:paragraph-rsid="001974d0"/>
    </style:style>
    <style:style style:name="P54" style:family="paragraph" style:parent-style-name="Heading_20_3">
      <style:paragraph-properties fo:break-before="page"/>
      <style:text-properties officeooo:paragraph-rsid="001974d0"/>
    </style:style>
    <style:style style:name="P55" style:family="paragraph" style:parent-style-name="Heading_20_3">
      <style:paragraph-properties fo:break-before="page"/>
      <style:text-properties officeooo:rsid="006b59f3" officeooo:paragraph-rsid="001ab775"/>
    </style:style>
    <style:style style:name="T1" style:family="text">
      <style:text-properties officeooo:rsid="001a7bcb"/>
    </style:style>
    <style:style style:name="T2" style:family="text">
      <style:text-properties officeooo:rsid="0060107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bfd9e"/>
    </style:style>
    <style:style style:name="T5" style:family="text">
      <style:text-properties fo:language="en" fo:country="US" officeooo:rsid="00601075"/>
    </style:style>
    <style:style style:name="T6" style:family="text">
      <style:text-properties fo:language="en" fo:country="US" officeooo:rsid="0062507b"/>
    </style:style>
    <style:style style:name="T7" style:family="text">
      <style:text-properties fo:language="en" fo:country="US" officeooo:rsid="006b59f3"/>
    </style:style>
    <style:style style:name="T8" style:family="text">
      <style:text-properties officeooo:rsid="00514a0b"/>
    </style:style>
    <style:style style:name="T9" style:family="text">
      <style:text-properties officeooo:rsid="004d9b33"/>
    </style:style>
    <style:style style:name="T10" style:family="text">
      <style:text-properties officeooo:rsid="004f8003"/>
    </style:style>
    <style:style style:name="T11" style:family="text">
      <style:text-properties officeooo:rsid="005af2f5"/>
    </style:style>
    <style:style style:name="T12" style:family="text">
      <style:text-properties officeooo:rsid="0054c7f8"/>
    </style:style>
    <style:style style:name="T13" style:family="text">
      <style:text-properties officeooo:rsid="005713ce"/>
    </style:style>
    <style:style style:name="T14" style:family="text">
      <style:text-properties officeooo:rsid="0055fce9"/>
    </style:style>
    <style:style style:name="T15" style:family="text">
      <style:text-properties officeooo:rsid="0067acd8"/>
    </style:style>
    <style:style style:name="T16" style:family="text">
      <style:text-properties officeooo:rsid="0019f2e6"/>
    </style:style>
    <style:style style:name="T17" style:family="text">
      <style:text-properties officeooo:rsid="001ac7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Appendix</text:h>
      <text:h text:style-name="P50" text:outline-level="2">ICB-<text:span text:style-name="T1">S-</text:span>RJ-<text:span text:style-name="T2">2016-##, Rev 0.6 and Rev 0.7</text:span></text:h>
      <text:h text:style-name="P52" text:outline-level="3"><text:span text:style-name="T4">P</text:span><text:span text:style-name="T3">artslist </text:span><text:span text:style-name="T5">(may vary on subsequent or previous Revisions)</text:span></text:h>
      <table:table table:name="ICB-S-RJ-" table:style-name="ICB-S-RJ-">
        <table:table-column table:style-name="ICB-S-RJ-.A"/>
        <table:table-column table:style-name="ICB-S-RJ-.B"/>
        <table:table-column table:style-name="ICB-S-RJ-.C"/>
        <table:table-column table:style-name="ICB-S-RJ-.D"/>
        <table:table-column table:style-name="ICB-S-RJ-.E"/>
        <table:table-header-rows>
          <table:table-row>
            <table:table-cell table:style-name="ICB-S-RJ-.A1" office:value-type="string">
              <text:p text:style-name="P38">Part</text:p>
            </table:table-cell>
            <table:table-cell table:style-name="ICB-S-RJ-.A1" office:value-type="string">
              <text:p text:style-name="P40">Value</text:p>
            </table:table-cell>
            <table:table-cell table:style-name="ICB-S-RJ-.A1" office:value-type="string">
              <text:p text:style-name="P38">Layer</text:p>
            </table:table-cell>
            <table:table-cell table:style-name="ICB-S-RJ-.A1" office:value-type="string">
              <text:p text:style-name="P39">Description</text:p>
            </table:table-cell>
            <table:table-cell table:style-name="ICB-S-RJ-.E1" office:value-type="string">
              <text:p text:style-name="P41"/>
            </table:table-cell>
          </table:table-row>
        </table:table-header-rows>
        <table:table-row>
          <table:table-cell table:style-name="ICB-S-RJ-.A2" office:value-type="string">
            <text:p text:style-name="P1">J1</text:p>
          </table:table-cell>
          <table:table-cell table:style-name="ICB-S-RJ-.A2" office:value-type="string">
            <text:p text:style-name="P4"/>
          </table:table-cell>
          <table:table-cell table:style-name="ICB-S-RJ-.A2" office:value-type="string">
            <text:p text:style-name="P1">T<text:span text:style-name="T8">op</text:span></text:p>
          </table:table-cell>
          <table:table-cell table:style-name="ICB-S-RJ-.A2" office:value-type="string">
            <text:p text:style-name="P3">RJ45-Connector, 8pin, vertical</text:p>
          </table:table-cell>
          <table:table-cell table:style-name="ICB-S-RJ-.E2" office:value-type="string">
            <text:p text:style-name="P4"/>
          </table:table-cell>
        </table:table-row>
        <table:table-row>
          <table:table-cell table:style-name="ICB-S-RJ-.A2" office:value-type="string">
            <text:p text:style-name="P1">J2</text:p>
          </table:table-cell>
          <table:table-cell table:style-name="ICB-S-RJ-.A2" office:value-type="string">
            <text:p text:style-name="P4"/>
          </table:table-cell>
          <table:table-cell table:style-name="ICB-S-RJ-.A2" office:value-type="string">
            <text:p text:style-name="P1">T<text:span text:style-name="T8">op</text:span></text:p>
          </table:table-cell>
          <table:table-cell table:style-name="ICB-S-RJ-.A2" office:value-type="string">
            <text:p text:style-name="P7">dto., Input or Output of RS-485-Bus </text:p>
          </table:table-cell>
          <table:table-cell table:style-name="ICB-S-RJ-.E2" office:value-type="string">
            <text:p text:style-name="P4"/>
          </table:table-cell>
        </table:table-row>
        <table:table-row>
          <table:table-cell table:style-name="ICB-S-RJ-.A2" office:value-type="string">
            <text:p text:style-name="P1">C1</text:p>
          </table:table-cell>
          <table:table-cell table:style-name="ICB-S-RJ-.A2" office:value-type="string">
            <text:p text:style-name="P2">22uF</text:p>
          </table:table-cell>
          <table:table-cell table:style-name="ICB-S-RJ-.A2" office:value-type="string">
            <text:p text:style-name="P1">T<text:span text:style-name="T8">op</text:span></text:p>
          </table:table-cell>
          <table:table-cell table:style-name="ICB-S-RJ-.A2" office:value-type="string">
            <text:p text:style-name="P3">Tantal <text:span text:style-name="T16">ElCo,</text:span> Ripple Rejection 12V adj</text:p>
          </table:table-cell>
          <table:table-cell table:style-name="ICB-S-RJ-.E2" office:value-type="string">
            <text:p text:style-name="P5">1206</text:p>
          </table:table-cell>
        </table:table-row>
        <table:table-row>
          <table:table-cell table:style-name="ICB-S-RJ-.A2" office:value-type="string">
            <text:p text:style-name="P1">C2</text:p>
          </table:table-cell>
          <table:table-cell table:style-name="ICB-S-RJ-.A2" office:value-type="string">
            <text:p text:style-name="P2">100nF</text:p>
          </table:table-cell>
          <table:table-cell table:style-name="ICB-S-RJ-.A2" office:value-type="string">
            <text:p text:style-name="P1">T<text:span text:style-name="T8">op</text:span></text:p>
          </table:table-cell>
          <table:table-cell table:style-name="ICB-S-RJ-.A2" office:value-type="string">
            <text:p text:style-name="P3">CerCo Ri<text:span text:style-name="T9">p</text:span>ple Rejection 5V VCC Max487</text:p>
          </table:table-cell>
          <table:table-cell table:style-name="ICB-S-RJ-.E2" office:value-type="string">
            <text:p text:style-name="P5">1206</text:p>
          </table:table-cell>
        </table:table-row>
        <table:table-row>
          <table:table-cell table:style-name="ICB-S-RJ-.A2" office:value-type="string">
            <text:p text:style-name="P1">C3</text:p>
          </table:table-cell>
          <table:table-cell table:style-name="ICB-S-RJ-.A2" office:value-type="string">
            <text:p text:style-name="P2">10uF</text:p>
          </table:table-cell>
          <table:table-cell table:style-name="ICB-S-RJ-.A2" office:value-type="string">
            <text:p text:style-name="P1">T<text:span text:style-name="T8">op</text:span></text:p>
          </table:table-cell>
          <table:table-cell table:style-name="ICB-S-RJ-.A2" office:value-type="string">
            <text:p text:style-name="P3">Stabilizer <text:span text:style-name="T9">Input </text:span>AMS1117adj</text:p>
          </table:table-cell>
          <table:table-cell table:style-name="ICB-S-RJ-.E2" office:value-type="string">
            <text:p text:style-name="P5">0805</text:p>
          </table:table-cell>
        </table:table-row>
        <table:table-row>
          <table:table-cell table:style-name="ICB-S-RJ-.A2" office:value-type="string">
            <text:p text:style-name="P6">C4</text:p>
          </table:table-cell>
          <table:table-cell table:style-name="ICB-S-RJ-.A2" office:value-type="string">
            <text:p text:style-name="P5">10uF</text:p>
          </table:table-cell>
          <table:table-cell table:style-name="ICB-S-RJ-.A2" office:value-type="string">
            <text:p text:style-name="P6">T<text:span text:style-name="T8">op</text:span></text:p>
          </table:table-cell>
          <table:table-cell table:style-name="ICB-S-RJ-.A2" office:value-type="string">
            <text:p text:style-name="P7">Stabilizer Input AMS1117 5.0</text:p>
          </table:table-cell>
          <table:table-cell table:style-name="ICB-S-RJ-.E2" office:value-type="string">
            <text:p text:style-name="P5">0805</text:p>
          </table:table-cell>
        </table:table-row>
        <table:table-row>
          <table:table-cell table:style-name="ICB-S-RJ-.A2" office:value-type="string">
            <text:p text:style-name="P6">C5</text:p>
          </table:table-cell>
          <table:table-cell table:style-name="ICB-S-RJ-.A2" office:value-type="string">
            <text:p text:style-name="P5">22uF</text:p>
          </table:table-cell>
          <table:table-cell table:style-name="ICB-S-RJ-.A2" office:value-type="string">
            <text:p text:style-name="P6">T<text:span text:style-name="T8">op</text:span></text:p>
          </table:table-cell>
          <table:table-cell table:style-name="ICB-S-RJ-.A2" office:value-type="string">
            <text:p text:style-name="P7">Tantal <text:span text:style-name="T16">ElCo,</text:span> Ripple Rejection 5.0 V</text:p>
          </table:table-cell>
          <table:table-cell table:style-name="ICB-S-RJ-.E2" office:value-type="string">
            <text:p text:style-name="P5">1206</text:p>
          </table:table-cell>
        </table:table-row>
        <table:table-row>
          <table:table-cell table:style-name="ICB-S-RJ-.A2" office:value-type="string">
            <text:p text:style-name="P6">P1</text:p>
          </table:table-cell>
          <table:table-cell table:style-name="ICB-S-RJ-.A2" office:value-type="string">
            <text:p text:style-name="P5">5<text:span text:style-name="T16">x2</text:span>mm</text:p>
          </table:table-cell>
          <table:table-cell table:style-name="ICB-S-RJ-.A2" office:value-type="string">
            <text:p text:style-name="P6">T<text:span text:style-name="T8">op</text:span></text:p>
          </table:table-cell>
          <table:table-cell table:style-name="ICB-S-RJ-.A2" office:value-type="string">
            <text:p text:style-name="P7">12V receptacle</text:p>
          </table:table-cell>
          <table:table-cell table:style-name="ICB-S-RJ-.E2" office:value-type="string">
            <text:p text:style-name="P4"/>
          </table:table-cell>
        </table:table-row>
        <table:table-row>
          <table:table-cell table:style-name="ICB-S-RJ-.A2" office:value-type="string">
            <text:p text:style-name="P6">U1</text:p>
          </table:table-cell>
          <table:table-cell table:style-name="ICB-S-RJ-.A2" office:value-type="string">
            <text:p text:style-name="P5">AMS1117adj</text:p>
          </table:table-cell>
          <table:table-cell table:style-name="ICB-S-RJ-.A2" office:value-type="string">
            <text:p text:style-name="P6">T<text:span text:style-name="T8">op</text:span></text:p>
          </table:table-cell>
          <table:table-cell table:style-name="ICB-S-RJ-.A2" office:value-type="string">
            <text:p text:style-name="P7">provides 0 ... 12V for Backlight(BLT)-Trim</text:p>
          </table:table-cell>
          <table:table-cell table:style-name="ICB-S-RJ-.E2" office:value-type="string">
            <text:p text:style-name="P5">gets hot, maybe</text:p>
          </table:table-cell>
        </table:table-row>
        <table:table-row>
          <table:table-cell table:style-name="ICB-S-RJ-.A2" office:value-type="string">
            <text:p text:style-name="P6">U2</text:p>
          </table:table-cell>
          <table:table-cell table:style-name="ICB-S-RJ-.A2" office:value-type="string">
            <text:p text:style-name="P5">AMS1117 5.0</text:p>
          </table:table-cell>
          <table:table-cell table:style-name="ICB-S-RJ-.A2" office:value-type="string">
            <text:p text:style-name="P6">T<text:span text:style-name="T8">op</text:span></text:p>
          </table:table-cell>
          <table:table-cell table:style-name="ICB-S-RJ-.A2" office:value-type="string">
            <text:p text:style-name="P7">provides 5.0 Volts for Max487</text:p>
          </table:table-cell>
          <table:table-cell table:style-name="ICB-S-RJ-.E2" office:value-type="string">
            <text:p text:style-name="P4"/>
          </table:table-cell>
        </table:table-row>
        <table:table-row>
          <table:table-cell table:style-name="ICB-S-RJ-.A2" office:value-type="string">
            <text:p text:style-name="P6">U3</text:p>
          </table:table-cell>
          <table:table-cell table:style-name="ICB-S-RJ-.A2" office:value-type="string">
            <text:p text:style-name="P5">Max487</text:p>
          </table:table-cell>
          <table:table-cell table:style-name="ICB-S-RJ-.A2" office:value-type="string">
            <text:p text:style-name="P6">T<text:span text:style-name="T8">op</text:span></text:p>
          </table:table-cell>
          <table:table-cell table:style-name="ICB-S-RJ-.A2" office:value-type="string">
            <text:p text:style-name="P7">RS-485-Transmitter</text:p>
          </table:table-cell>
          <table:table-cell table:style-name="ICB-S-RJ-.E2" office:value-type="string">
            <text:p text:style-name="P4"/>
          </table:table-cell>
        </table:table-row>
        <table:table-row>
          <table:table-cell table:style-name="ICB-S-RJ-.A2" office:value-type="string">
            <text:p text:style-name="P6">U4</text:p>
          </table:table-cell>
          <table:table-cell table:style-name="ICB-S-RJ-.A2" office:value-type="string">
            <text:p text:style-name="P5">PC<text:span text:style-name="T10">357</text:span></text:p>
          </table:table-cell>
          <table:table-cell table:style-name="ICB-S-RJ-.A2" office:value-type="string">
            <text:p text:style-name="P6">T<text:span text:style-name="T8">op</text:span></text:p>
          </table:table-cell>
          <table:table-cell table:style-name="ICB-S-RJ-.A2" office:value-type="string">
            <text:p text:style-name="P11">Optocoupler</text:p>
          </table:table-cell>
          <table:table-cell table:style-name="ICB-S-RJ-.E2" office:value-type="string">
            <text:p text:style-name="P8">obsolete at later Revs</text:p>
          </table:table-cell>
        </table:table-row>
        <table:table-row>
          <table:table-cell table:style-name="ICB-S-RJ-.A2" office:value-type="string">
            <text:p text:style-name="P10">U5</text:p>
          </table:table-cell>
          <table:table-cell table:style-name="ICB-S-RJ-.A2" office:value-type="string">
            <text:p text:style-name="P8">IRLR024</text:p>
          </table:table-cell>
          <table:table-cell table:style-name="ICB-S-RJ-.A2" office:value-type="string">
            <text:p text:style-name="P10">T<text:span text:style-name="T8">op</text:span></text:p>
          </table:table-cell>
          <table:table-cell table:style-name="ICB-S-RJ-.A2" office:value-type="string">
            <text:p text:style-name="P11">MOSFET n-Channel <text:span text:style-name="T8">PWM-Backlight</text:span></text:p>
          </table:table-cell>
          <table:table-cell table:style-name="ICB-S-RJ-.E2" office:value-type="string">
            <text:p text:style-name="P12">D-Pak</text:p>
          </table:table-cell>
        </table:table-row>
        <table:table-row>
          <table:table-cell table:style-name="ICB-S-RJ-.A2" office:value-type="string">
            <text:p text:style-name="P15">TP1/TP2</text:p>
          </table:table-cell>
          <table:table-cell table:style-name="ICB-S-RJ-.A2" office:value-type="string">
            <text:p text:style-name="P16">Pads</text:p>
          </table:table-cell>
          <table:table-cell table:style-name="ICB-S-RJ-.A2" office:value-type="string">
            <text:p text:style-name="P15">Top</text:p>
          </table:table-cell>
          <table:table-cell table:style-name="ICB-S-RJ-.A2" office:value-type="string">
            <text:p text:style-name="P17">Testpoints for Trobleshooting RS-485-Bus<text:line-break/>Lanes A and B</text:p>
          </table:table-cell>
          <table:table-cell table:style-name="ICB-S-RJ-.E2" office:value-type="string">
            <text:p text:style-name="P9">obsolete at later Revs</text:p>
          </table:table-cell>
        </table:table-row>
        <table:table-row>
          <table:table-cell table:style-name="ICB-S-RJ-.A2" office:value-type="string">
            <text:p text:style-name="P18">R1</text:p>
          </table:table-cell>
          <table:table-cell table:style-name="ICB-S-RJ-.A2" office:value-type="string">
            <text:p text:style-name="P19">Pot 1k linear</text:p>
          </table:table-cell>
          <table:table-cell table:style-name="ICB-S-RJ-.A2" office:value-type="string">
            <text:p text:style-name="P18">Top</text:p>
          </table:table-cell>
          <table:table-cell table:style-name="ICB-S-RJ-.A2" office:value-type="string">
            <text:p text:style-name="P20">Backlight-Tim</text:p>
          </table:table-cell>
          <table:table-cell table:style-name="ICB-S-RJ-.E2" office:value-type="string">
            <text:p text:style-name="P4"/>
          </table:table-cell>
        </table:table-row>
        <table:table-row>
          <table:table-cell table:style-name="ICB-S-RJ-.A2" office:value-type="string">
            <text:p text:style-name="P18">R2</text:p>
          </table:table-cell>
          <table:table-cell table:style-name="ICB-S-RJ-.A2" office:value-type="string">
            <text:p text:style-name="P19">120R</text:p>
          </table:table-cell>
          <table:table-cell table:style-name="ICB-S-RJ-.A2" office:value-type="string">
            <text:p text:style-name="P18">Top</text:p>
          </table:table-cell>
          <table:table-cell table:style-name="ICB-S-RJ-.A2" office:value-type="string">
            <text:p text:style-name="P20">Backlight-Trim</text:p>
          </table:table-cell>
          <table:table-cell table:style-name="ICB-S-RJ-.E2" office:value-type="string">
            <text:p text:style-name="P19">0805</text:p>
          </table:table-cell>
        </table:table-row>
        <table:table-row>
          <table:table-cell table:style-name="ICB-S-RJ-.A2" office:value-type="string">
            <text:p text:style-name="P18">R3</text:p>
          </table:table-cell>
          <table:table-cell table:style-name="ICB-S-RJ-.A2" office:value-type="string">
            <text:p text:style-name="P19">820R</text:p>
          </table:table-cell>
          <table:table-cell table:style-name="ICB-S-RJ-.A2" office:value-type="string">
            <text:p text:style-name="P18">Top</text:p>
          </table:table-cell>
          <table:table-cell table:style-name="ICB-S-RJ-.A2" office:value-type="string">
            <text:p text:style-name="P20">Monitoring Backlight</text:p>
          </table:table-cell>
          <table:table-cell table:style-name="ICB-S-RJ-.E2" office:value-type="string">
            <text:p text:style-name="P19">0805</text:p>
          </table:table-cell>
        </table:table-row>
        <table:table-row>
          <table:table-cell table:style-name="ICB-S-RJ-.A2" office:value-type="string">
            <text:p text:style-name="P18">R4</text:p>
          </table:table-cell>
          <table:table-cell table:style-name="ICB-S-RJ-.A2" office:value-type="string">
            <text:p text:style-name="P19">820R</text:p>
          </table:table-cell>
          <table:table-cell table:style-name="ICB-S-RJ-.A2" office:value-type="string">
            <text:p text:style-name="P18">Top</text:p>
          </table:table-cell>
          <table:table-cell table:style-name="ICB-S-RJ-.A2" office:value-type="string">
            <text:p text:style-name="P20">Monitoring 5.0 Volt</text:p>
          </table:table-cell>
          <table:table-cell table:style-name="ICB-S-RJ-.E2" office:value-type="string">
            <text:p text:style-name="P19">0805</text:p>
          </table:table-cell>
        </table:table-row>
        <table:table-row>
          <table:table-cell table:style-name="ICB-S-RJ-.A2" office:value-type="string">
            <text:p text:style-name="P18">R5</text:p>
          </table:table-cell>
          <table:table-cell table:style-name="ICB-S-RJ-.A2" office:value-type="string">
            <text:p text:style-name="P19">220R</text:p>
          </table:table-cell>
          <table:table-cell table:style-name="ICB-S-RJ-.A2" office:value-type="string">
            <text:p text:style-name="P18">Top</text:p>
          </table:table-cell>
          <table:table-cell table:style-name="ICB-S-RJ-.A2" office:value-type="string">
            <text:p text:style-name="P20">controlling PWM Backlight</text:p>
          </table:table-cell>
          <table:table-cell table:style-name="ICB-S-RJ-.E2" office:value-type="string">
            <text:p text:style-name="P19">1206</text:p>
          </table:table-cell>
        </table:table-row>
        <table:table-row>
          <table:table-cell table:style-name="ICB-S-RJ-.A2" office:value-type="string">
            <text:p text:style-name="P18">R6</text:p>
          </table:table-cell>
          <table:table-cell table:style-name="ICB-S-RJ-.A2" office:value-type="string">
            <text:p text:style-name="P19">100k</text:p>
          </table:table-cell>
          <table:table-cell table:style-name="ICB-S-RJ-.A2" office:value-type="string">
            <text:p text:style-name="P18">Top</text:p>
          </table:table-cell>
          <table:table-cell table:style-name="ICB-S-RJ-.A2" office:value-type="string">
            <text:p text:style-name="P20">controlling PWM, pull down Gate</text:p>
          </table:table-cell>
          <table:table-cell table:style-name="ICB-S-RJ-.E2" office:value-type="string">
            <text:p text:style-name="P19">1206</text:p>
          </table:table-cell>
        </table:table-row>
        <table:table-row>
          <table:table-cell table:style-name="ICB-S-RJ-.A2" office:value-type="string">
            <text:p text:style-name="P18">R7</text:p>
          </table:table-cell>
          <table:table-cell table:style-name="ICB-S-RJ-.A2" office:value-type="string">
            <text:p text:style-name="P19">10k</text:p>
          </table:table-cell>
          <table:table-cell table:style-name="ICB-S-RJ-.A2" office:value-type="string">
            <text:p text:style-name="P18">Top</text:p>
          </table:table-cell>
          <table:table-cell table:style-name="ICB-S-RJ-.A2" office:value-type="string">
            <text:p text:style-name="P20">pull down, TXenable</text:p>
          </table:table-cell>
          <table:table-cell table:style-name="ICB-S-RJ-.E2" office:value-type="string">
            <text:p text:style-name="P19">1206</text:p>
          </table:table-cell>
        </table:table-row>
        <table:table-row>
          <table:table-cell table:style-name="ICB-S-RJ-.A2" office:value-type="string">
            <text:p text:style-name="P18">R8</text:p>
          </table:table-cell>
          <table:table-cell table:style-name="ICB-S-RJ-.A2" office:value-type="string">
            <text:p text:style-name="P19">10k</text:p>
          </table:table-cell>
          <table:table-cell table:style-name="ICB-S-RJ-.A2" office:value-type="string">
            <text:p text:style-name="P18">Top</text:p>
          </table:table-cell>
          <table:table-cell table:style-name="ICB-S-RJ-.A2" office:value-type="string">
            <text:p text:style-name="P20">controlling PWM, pull down Gate</text:p>
          </table:table-cell>
          <table:table-cell table:style-name="ICB-S-RJ-.E2" office:value-type="string">
            <text:p text:style-name="P19">1206</text:p>
          </table:table-cell>
        </table:table-row>
        <table:table-row>
          <table:table-cell table:style-name="ICB-S-RJ-.A2" office:value-type="string">
            <text:p text:style-name="P18">R9</text:p>
          </table:table-cell>
          <table:table-cell table:style-name="ICB-S-RJ-.A2" office:value-type="string">
            <text:p text:style-name="P19">2k7</text:p>
          </table:table-cell>
          <table:table-cell table:style-name="ICB-S-RJ-.A2" office:value-type="string">
            <text:p text:style-name="P18">Top</text:p>
          </table:table-cell>
          <table:table-cell table:style-name="ICB-S-RJ-.A2" office:value-type="string">
            <text:p text:style-name="P20">controlling PWM, Gate</text:p>
          </table:table-cell>
          <table:table-cell table:style-name="ICB-S-RJ-.E2" office:value-type="string">
            <text:p text:style-name="P19">1206</text:p>
          </table:table-cell>
        </table:table-row>
        <table:table-row>
          <table:table-cell table:style-name="ICB-S-RJ-.A2" office:value-type="string">
            <text:p text:style-name="P13">D1</text:p>
          </table:table-cell>
          <table:table-cell table:style-name="ICB-S-RJ-.A2" office:value-type="string">
            <text:p text:style-name="P12">LED</text:p>
          </table:table-cell>
          <table:table-cell table:style-name="ICB-S-RJ-.A2" office:value-type="string">
            <text:p text:style-name="P13">Top</text:p>
          </table:table-cell>
          <table:table-cell table:style-name="ICB-S-RJ-.A2" office:value-type="string">
            <text:p text:style-name="P14">Monitoring Backlights</text:p>
          </table:table-cell>
          <table:table-cell table:style-name="ICB-S-RJ-.E2" office:value-type="string">
            <text:p text:style-name="P12">1206</text:p>
          </table:table-cell>
        </table:table-row>
        <table:table-row>
          <table:table-cell table:style-name="ICB-S-RJ-.A2" office:value-type="string">
            <text:p text:style-name="P13">D2</text:p>
          </table:table-cell>
          <table:table-cell table:style-name="ICB-S-RJ-.A2" office:value-type="string">
            <text:p text:style-name="P12">LED</text:p>
          </table:table-cell>
          <table:table-cell table:style-name="ICB-S-RJ-.A2" office:value-type="string">
            <text:p text:style-name="P13">Top</text:p>
          </table:table-cell>
          <table:table-cell table:style-name="ICB-S-RJ-.A2" office:value-type="string">
            <text:p text:style-name="P14">Monitoring 5.0 Volt</text:p>
          </table:table-cell>
          <table:table-cell table:style-name="ICB-S-RJ-.E2" office:value-type="string">
            <text:p text:style-name="P12">1206</text:p>
          </table:table-cell>
        </table:table-row>
        <table:table-row>
          <table:table-cell table:style-name="ICB-S-RJ-.A2" office:value-type="string">
            <text:p text:style-name="P13">D3</text:p>
          </table:table-cell>
          <table:table-cell table:style-name="ICB-S-RJ-.A2" office:value-type="string">
            <text:p text:style-name="P12">SMBJ12A</text:p>
          </table:table-cell>
          <table:table-cell table:style-name="ICB-S-RJ-.A2" office:value-type="string">
            <text:p text:style-name="P13">Back</text:p>
          </table:table-cell>
          <table:table-cell table:style-name="ICB-S-RJ-.A2" office:value-type="string">
            <text:p text:style-name="P14">TVS 12V Main Supply</text:p>
          </table:table-cell>
          <table:table-cell table:style-name="ICB-S-RJ-.E2" office:value-type="string">
            <text:p text:style-name="P12">SMB</text:p>
          </table:table-cell>
        </table:table-row>
        <table:table-row>
          <table:table-cell table:style-name="ICB-S-RJ-.A2" office:value-type="string">
            <text:p text:style-name="P13">D4</text:p>
          </table:table-cell>
          <table:table-cell table:style-name="ICB-S-RJ-.A2" office:value-type="string">
            <text:p text:style-name="P12">SMBJ12A</text:p>
          </table:table-cell>
          <table:table-cell table:style-name="ICB-S-RJ-.A2" office:value-type="string">
            <text:p text:style-name="P13">Back</text:p>
          </table:table-cell>
          <table:table-cell table:style-name="ICB-S-RJ-.A2" office:value-type="string">
            <text:p text:style-name="P14">TVS 12V external Supply</text:p>
          </table:table-cell>
          <table:table-cell table:style-name="ICB-S-RJ-.E2" office:value-type="string">
            <text:p text:style-name="P12">SMB</text:p>
          </table:table-cell>
        </table:table-row>
        <table:table-row>
          <table:table-cell table:style-name="ICB-S-RJ-.A2" office:value-type="string">
            <text:p text:style-name="P13">D5</text:p>
          </table:table-cell>
          <table:table-cell table:style-name="ICB-S-RJ-.A2" office:value-type="string">
            <text:p text:style-name="P12">SM712</text:p>
          </table:table-cell>
          <table:table-cell table:style-name="ICB-S-RJ-.A2" office:value-type="string">
            <text:p text:style-name="P13">Back</text:p>
          </table:table-cell>
          <table:table-cell table:style-name="ICB-S-RJ-.A2" office:value-type="string">
            <text:p text:style-name="P14">TVS RS-485-Lines</text:p>
          </table:table-cell>
          <table:table-cell table:style-name="ICB-S-RJ-.E2" office:value-type="string">
            <text:p text:style-name="P12">SOT-23</text:p>
          </table:table-cell>
        </table:table-row>
        <table:table-row>
          <table:table-cell table:style-name="ICB-S-RJ-.A2" office:value-type="string">
            <text:p text:style-name="P13">D6</text:p>
          </table:table-cell>
          <table:table-cell table:style-name="ICB-S-RJ-.A2" office:value-type="string">
            <text:p text:style-name="P12">MBRS320</text:p>
          </table:table-cell>
          <table:table-cell table:style-name="ICB-S-RJ-.A2" office:value-type="string">
            <text:p text:style-name="P13">Back</text:p>
          </table:table-cell>
          <table:table-cell table:style-name="ICB-S-RJ-.A2" office:value-type="string">
            <text:p text:style-name="P14">Sc<text:span text:style-name="T16">ho</text:span>ttky, automatic Power-<text:span text:style-name="T12">Selector</text:span> <text:span text:style-name="T13">3 A</text:span></text:p>
          </table:table-cell>
          <table:table-cell table:style-name="ICB-S-RJ-.E2" office:value-type="string">
            <text:p text:style-name="P12">SM<text:span text:style-name="T14">C</text:span></text:p>
          </table:table-cell>
        </table:table-row>
        <text:soft-page-break/>
        <table:table-row>
          <table:table-cell table:style-name="ICB-S-RJ-.A2" office:value-type="string">
            <text:p text:style-name="P21">J3</text:p>
          </table:table-cell>
          <table:table-cell table:style-name="ICB-S-RJ-.A2" office:value-type="string">
            <text:p text:style-name="P22">2x3 <text:span text:style-name="T16">(fe)</text:span>male</text:p>
          </table:table-cell>
          <table:table-cell table:style-name="ICB-S-RJ-.A2" office:value-type="string">
            <text:p text:style-name="P21">Back</text:p>
          </table:table-cell>
          <table:table-cell table:style-name="ICB-S-RJ-.A2" office:value-type="string">
            <text:p text:style-name="P23">12V supply <text:span text:style-name="T11">OUT</text:span></text:p>
          </table:table-cell>
          <table:table-cell table:style-name="ICB-S-RJ-.E2" office:value-type="string">
            <text:p text:style-name="P12"/>
          </table:table-cell>
        </table:table-row>
        <table:table-row>
          <table:table-cell table:style-name="ICB-S-RJ-.A2" office:value-type="string">
            <text:p text:style-name="P24">J4</text:p>
          </table:table-cell>
          <table:table-cell table:style-name="ICB-S-RJ-.A2" office:value-type="string">
            <text:p text:style-name="P25">1x3 female</text:p>
          </table:table-cell>
          <table:table-cell table:style-name="ICB-S-RJ-.A2" office:value-type="string">
            <text:p text:style-name="P24">Back</text:p>
          </table:table-cell>
          <table:table-cell table:style-name="ICB-S-RJ-.A2" office:value-type="string">
            <text:p text:style-name="P26">12V PWM-OUT for Backlight</text:p>
          </table:table-cell>
          <table:table-cell table:style-name="ICB-S-RJ-.E2" office:value-type="string">
            <text:p text:style-name="P12"/>
          </table:table-cell>
        </table:table-row>
        <table:table-row>
          <table:table-cell table:style-name="ICB-S-RJ-.A2" office:value-type="string">
            <text:p text:style-name="P21">J<text:span text:style-name="T11">5</text:span>/J<text:span text:style-name="T11">6</text:span></text:p>
          </table:table-cell>
          <table:table-cell table:style-name="ICB-S-RJ-.A2" office:value-type="string">
            <text:p text:style-name="P22">1x15 female</text:p>
          </table:table-cell>
          <table:table-cell table:style-name="ICB-S-RJ-.A2" office:value-type="string">
            <text:p text:style-name="P21">Top</text:p>
          </table:table-cell>
          <table:table-cell table:style-name="ICB-S-RJ-.A2" office:value-type="string">
            <text:p text:style-name="P29">Socket for Arduino NANO </text:p>
          </table:table-cell>
          <table:table-cell table:style-name="ICB-S-RJ-.E2" office:value-type="string">
            <text:p text:style-name="P12"/>
          </table:table-cell>
        </table:table-row>
        <table:table-row>
          <table:table-cell table:style-name="ICB-S-RJ-.A2" office:value-type="string">
            <text:p text:style-name="P27">J<text:span text:style-name="T11">7</text:span></text:p>
          </table:table-cell>
          <table:table-cell table:style-name="ICB-S-RJ-.A2" office:value-type="string">
            <text:p text:style-name="P28">1x20 male</text:p>
          </table:table-cell>
          <table:table-cell table:style-name="ICB-S-RJ-.A2" office:value-type="string">
            <text:p text:style-name="P27">Back</text:p>
          </table:table-cell>
          <table:table-cell table:style-name="ICB-S-RJ-.A2" office:value-type="string">
            <text:p text:style-name="P29">digital I/O D4...D13</text:p>
          </table:table-cell>
          <table:table-cell table:style-name="ICB-S-RJ-.E2" office:value-type="string">
            <text:p text:style-name="P28">see Table 2 <text:span text:style-name="T16">and 3</text:span></text:p>
          </table:table-cell>
        </table:table-row>
        <table:table-row>
          <table:table-cell table:style-name="ICB-S-RJ-.A2" office:value-type="string">
            <text:p text:style-name="P27">J<text:span text:style-name="T11">8</text:span></text:p>
          </table:table-cell>
          <table:table-cell table:style-name="ICB-S-RJ-.A2" office:value-type="string">
            <text:p text:style-name="P28">1x20 male</text:p>
          </table:table-cell>
          <table:table-cell table:style-name="ICB-S-RJ-.A2" office:value-type="string">
            <text:p text:style-name="P27">Back</text:p>
          </table:table-cell>
          <table:table-cell table:style-name="ICB-S-RJ-.A2" office:value-type="string">
            <text:p text:style-name="P29">analog IN A0...A6</text:p>
          </table:table-cell>
          <table:table-cell table:style-name="ICB-S-RJ-.E2" office:value-type="string">
            <text:p text:style-name="P28">see Table 2 <text:span text:style-name="T16">and 3</text:span></text:p>
          </table:table-cell>
        </table:table-row>
        <table:table-row>
          <table:table-cell table:style-name="ICB-S-RJ-.A2" office:value-type="string">
            <text:p text:style-name="P27">F1</text:p>
          </table:table-cell>
          <table:table-cell table:style-name="ICB-S-RJ-.A2" office:value-type="string">
            <text:p text:style-name="P28">PTC</text:p>
          </table:table-cell>
          <table:table-cell table:style-name="ICB-S-RJ-.A2" office:value-type="string">
            <text:p text:style-name="P27">Back</text:p>
          </table:table-cell>
          <table:table-cell table:style-name="ICB-S-RJ-.A2" office:value-type="string">
            <text:p text:style-name="P29">12V/ 2.5 A self-resettable Fuse</text:p>
          </table:table-cell>
          <table:table-cell table:style-name="ICB-S-RJ-.E2" office:value-type="string">
            <text:p text:style-name="P12"/>
          </table:table-cell>
        </table:table-row>
        <table:table-row>
          <table:table-cell table:style-name="ICB-S-RJ-.A2" office:value-type="string">
            <text:p text:style-name="P13"/>
          </table:table-cell>
          <table:table-cell table:style-name="ICB-S-RJ-.A2" office:value-type="string">
            <text:p text:style-name="P12"/>
          </table:table-cell>
          <table:table-cell table:style-name="ICB-S-RJ-.A2" office:value-type="string">
            <text:p text:style-name="P13"/>
          </table:table-cell>
          <table:table-cell table:style-name="ICB-S-RJ-.A2" office:value-type="string">
            <text:p text:style-name="P14"/>
          </table:table-cell>
          <table:table-cell table:style-name="ICB-S-RJ-.E2" office:value-type="string">
            <text:p text:style-name="P12"/>
          </table:table-cell>
        </table:table-row>
      </table:table>
      <text:p text:style-name="P46"/>
      <text:p text:style-name="Text_20_body">overall size of the PCB: <text:span text:style-name="T17">120 mm x 58 mm</text:span></text:p>
      <text:p text:style-name="P47">Coordinates of mounting holes (lower left corner is 0/0): <text:span text:style-name="T17">6/54, 114/54, 6/5, 114/5</text:span></text:p>
      <text:h text:style-name="P54" text:outline-level="3"><text:span text:style-name="T4">P</text:span><text:span text:style-name="T3">in-Outs </text:span><text:span text:style-name="T5">(just </text:span><text:span text:style-name="T6">valid to</text:span><text:span text:style-name="T5"> Revision </text:span><text:span text:style-name="T7">0.6 and 0.7</text:span><text:span text:style-name="T5">)</text:span></text:h>
      <table:table table:name="PinOut_ICB-S-7U" table:style-name="PinOut_5f_ICB-S-7U">
        <table:table-column table:style-name="PinOut_5f_ICB-S-7U.A"/>
        <table:table-column table:style-name="PinOut_5f_ICB-S-7U.B"/>
        <table:table-column table:style-name="PinOut_5f_ICB-S-7U.C"/>
        <table:table-column table:style-name="PinOut_5f_ICB-S-7U.D"/>
        <table:table-header-rows>
          <table:table-row>
            <table:table-cell table:style-name="PinOut_5f_ICB-S-7U.A1" office:value-type="string">
              <text:p text:style-name="P42">Connector</text:p>
            </table:table-cell>
            <table:table-cell table:style-name="PinOut_5f_ICB-S-7U.A1" office:value-type="string">
              <text:p text:style-name="P42">Pin-Count</text:p>
            </table:table-cell>
            <table:table-cell table:style-name="PinOut_5f_ICB-S-7U.A1" office:value-type="string">
              <text:p text:style-name="P42">Pin</text:p>
            </table:table-cell>
            <table:table-cell table:style-name="PinOut_5f_ICB-S-7U.D1" office:value-type="string">
              <text:p text:style-name="P42">Function</text:p>
            </table:table-cell>
          </table:table-row>
        </table:table-header-rows>
        <table:table-row>
          <table:table-cell table:style-name="PinOut_5f_ICB-S-7U.A2" office:value-type="string">
            <text:p text:style-name="P30">J1/J2</text:p>
          </table:table-cell>
          <table:table-cell table:style-name="PinOut_5f_ICB-S-7U.A2" office:value-type="string">
            <text:p text:style-name="P30">Bottom Layer,<text:line-break/>Down-Right is Pin 1<text:line-break/>Top-Right is Pin 2</text:p>
          </table:table-cell>
          <table:table-cell table:style-name="PinOut_5f_ICB-S-7U.A2" office:value-type="string">
            <text:p text:style-name="P30">1</text:p>
          </table:table-cell>
          <table:table-cell table:style-name="PinOut_5f_ICB-S-7U.D2" office:value-type="string">
            <text:p text:style-name="P30">RS 485 A, IN/OUT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0">2</text:p>
          </table:table-cell>
          <table:table-cell table:style-name="PinOut_5f_ICB-S-7U.D2" office:value-type="string">
            <text:p text:style-name="P30">RS 485 B, IN/OUT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0">3, 4, 6, Shield</text:p>
          </table:table-cell>
          <table:table-cell table:style-name="PinOut_5f_ICB-S-7U.D2" office:value-type="string">
            <text:p text:style-name="P30">GND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0">5, 7, 8</text:p>
          </table:table-cell>
          <table:table-cell table:style-name="PinOut_5f_ICB-S-7U.D2" office:value-type="string">
            <text:p text:style-name="P30">12V+ IN/OUT, 1A per Lane</text:p>
          </table:table-cell>
        </table:table-row>
        <table:table-row>
          <table:table-cell table:style-name="PinOut_5f_ICB-S-7U.A2" office:value-type="string">
            <text:p text:style-name="P30">J3</text:p>
          </table:table-cell>
          <table:table-cell table:style-name="PinOut_5f_ICB-S-7U.A2" office:value-type="string">
            <text:p text:style-name="P30">Bottom-Layer</text:p>
            <text:p text:style-name="P30">Top-Right is Pin 1</text:p>
            <text:p text:style-name="P30">Top-Left is Pin 2</text:p>
          </table:table-cell>
          <table:table-cell table:style-name="PinOut_5f_ICB-S-7U.A2" office:value-type="string">
            <text:p text:style-name="P30">2, 4, 6</text:p>
            <text:p text:style-name="P30">(left Column)</text:p>
          </table:table-cell>
          <table:table-cell table:style-name="PinOut_5f_ICB-S-7U.D2" office:value-type="string">
            <text:p text:style-name="P30">12V+ OUT</text:p>
            <text:p text:style-name="P30">direct connection to P1<text:line-break/><text:span text:style-name="T15">(external, additional 12V supply)</text:span>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0">1, 3, 5</text:p>
          </table:table-cell>
          <table:table-cell table:style-name="PinOut_5f_ICB-S-7U.D2" office:value-type="string">
            <text:p text:style-name="P30">GND</text:p>
          </table:table-cell>
        </table:table-row>
        <table:table-row>
          <table:table-cell table:style-name="PinOut_5f_ICB-S-7U.A2" office:value-type="string">
            <text:p text:style-name="P30">P1</text:p>
          </table:table-cell>
          <table:table-cell table:style-name="PinOut_5f_ICB-S-7U.A2" office:value-type="string">
            <text:p text:style-name="P30">Center is Pin 1</text:p>
          </table:table-cell>
          <table:table-cell table:style-name="PinOut_5f_ICB-S-7U.A2" office:value-type="string">
            <text:p text:style-name="P30">1</text:p>
          </table:table-cell>
          <table:table-cell table:style-name="PinOut_5f_ICB-S-7U.D2" office:value-type="string">
            <text:p text:style-name="P30">12V+ IN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0">2</text:p>
          </table:table-cell>
          <table:table-cell table:style-name="PinOut_5f_ICB-S-7U.D2" office:value-type="string">
            <text:p text:style-name="P30">GND</text:p>
          </table:table-cell>
        </table:table-row>
        <table:table-row>
          <table:table-cell table:style-name="PinOut_5f_ICB-S-7U.A2" office:value-type="string">
            <text:p text:style-name="P31">J4</text:p>
          </table:table-cell>
          <table:table-cell table:style-name="PinOut_5f_ICB-S-7U.A2" office:value-type="string">
            <text:p text:style-name="P31">Top is Pin 1</text:p>
          </table:table-cell>
          <table:table-cell table:style-name="PinOut_5f_ICB-S-7U.A2" office:value-type="string">
            <text:p text:style-name="P31">1, 3</text:p>
          </table:table-cell>
          <table:table-cell table:style-name="PinOut_5f_ICB-S-7U.D2" office:value-type="string">
            <text:p text:style-name="P31">-12V* PWM (Drain of MOS-FET U5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1">2</text:p>
          </table:table-cell>
          <table:table-cell table:style-name="PinOut_5f_ICB-S-7U.D2" office:value-type="string">
            <text:p text:style-name="P31">+12V, max. 1,0 A, </text:p>
            <text:p text:style-name="P31">regulated/controlled by AMS1117-Adj</text:p>
          </table:table-cell>
        </table:table-row>
        <table:table-row>
          <table:table-cell table:style-name="PinOut_5f_ICB-S-7U.A2" office:value-type="string">
            <text:p text:style-name="P32">J5/J6</text:p>
          </table:table-cell>
          <table:table-cell table:style-name="PinOut_5f_ICB-S-7U.A2" office:value-type="string">
            <text:p text:style-name="P32">Top-Layer</text:p>
            <text:p text:style-name="P32">Top-Right is 1</text:p>
            <text:p text:style-name="P32">Top-Left is 15</text:p>
          </table:table-cell>
          <table:table-cell table:style-name="PinOut_5f_ICB-S-7U.A2" office:value-type="string">
            <text:p text:style-name="P37"/>
          </table:table-cell>
          <table:table-cell table:style-name="PinOut_5f_ICB-S-7U.D2" office:value-type="string">
            <text:p text:style-name="P32">Common Arduino NANO</text:p>
            <text:p text:style-name="P33">Attention: stack NANO at correct position</text:p>
          </table:table-cell>
        </table:table-row>
        <table:table-row>
          <table:table-cell table:style-name="PinOut_5f_ICB-S-7U.A2" office:value-type="string">
            <text:p text:style-name="P32">J7</text:p>
          </table:table-cell>
          <table:table-cell table:style-name="PinOut_5f_ICB-S-7U.A2" office:value-type="string">
            <text:p text:style-name="P32">Bottom-Layer</text:p>
            <text:p text:style-name="P32">Top-Left is 1</text:p>
          </table:table-cell>
          <table:table-cell table:style-name="PinOut_5f_ICB-S-7U.A2" office:value-type="string">
            <text:p text:style-name="P32">2, 4, 6, 8, 10, 12, 14, 16, 18, 20</text:p>
          </table:table-cell>
          <table:table-cell table:style-name="PinOut_5f_ICB-S-7U.D2" office:value-type="string">
            <text:p text:style-name="P32">GND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2">1</text:p>
          </table:table-cell>
          <table:table-cell table:style-name="PinOut_5f_ICB-S-7U.D2" office:value-type="string">
            <text:p text:style-name="P32">D4 (digital I/O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2">3</text:p>
          </table:table-cell>
          <table:table-cell table:style-name="PinOut_5f_ICB-S-7U.D2" office:value-type="string">
            <text:p text:style-name="P32">D5 (digital I/O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2">5</text:p>
          </table:table-cell>
          <table:table-cell table:style-name="PinOut_5f_ICB-S-7U.D2" office:value-type="string">
            <text:p text:style-name="P32">D6 (digital I/O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2">7</text:p>
          </table:table-cell>
          <table:table-cell table:style-name="PinOut_5f_ICB-S-7U.D2" office:value-type="string">
            <text:p text:style-name="P32">D7 (digital I/O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2">9</text:p>
          </table:table-cell>
          <table:table-cell table:style-name="PinOut_5f_ICB-S-7U.D2" office:value-type="string">
            <text:p text:style-name="P32">D8 (digital I/O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2">11</text:p>
          </table:table-cell>
          <table:table-cell table:style-name="PinOut_5f_ICB-S-7U.D2" office:value-type="string">
            <text:p text:style-name="P32">D9 (digital I/O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2">13</text:p>
          </table:table-cell>
          <table:table-cell table:style-name="PinOut_5f_ICB-S-7U.D2" office:value-type="string">
            <text:p text:style-name="P32">D10 (digital I/O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2">15</text:p>
          </table:table-cell>
          <table:table-cell table:style-name="PinOut_5f_ICB-S-7U.D2" office:value-type="string">
            <text:p text:style-name="P32">D11 (digital I/O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2">17</text:p>
          </table:table-cell>
          <table:table-cell table:style-name="PinOut_5f_ICB-S-7U.D2" office:value-type="string">
            <text:p text:style-name="P32">D12 (digital I/O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2">19</text:p>
          </table:table-cell>
          <table:table-cell table:style-name="PinOut_5f_ICB-S-7U.D2" office:value-type="string">
            <text:p text:style-name="P32">D13 (digital I/O)</text:p>
          </table:table-cell>
        </table:table-row>
        <table:table-row>
          <table:table-cell table:style-name="PinOut_5f_ICB-S-7U.A2" office:value-type="string">
            <text:p text:style-name="P32">J8</text:p>
          </table:table-cell>
          <table:table-cell table:style-name="PinOut_5f_ICB-S-7U.A2" office:value-type="string">
            <text:p text:style-name="P32">Bottom-Layer</text:p>
            <text:p text:style-name="P32">Top-Right is 1</text:p>
          </table:table-cell>
          <table:table-cell table:style-name="PinOut_5f_ICB-S-7U.A2" office:value-type="string">
            <text:p text:style-name="P32">1, 4, 7, 10, 13, 16, 20</text:p>
          </table:table-cell>
          <table:table-cell table:style-name="PinOut_5f_ICB-S-7U.D2" office:value-type="string">
            <text:p text:style-name="P32">GND (pay Attention: not every even/odd Pin-Number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2">2</text:p>
          </table:table-cell>
          <table:table-cell table:style-name="PinOut_5f_ICB-S-7U.D2" office:value-type="string">
            <text:p text:style-name="P32">A0 (analog or digital Input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4">5</text:p>
          </table:table-cell>
          <table:table-cell table:style-name="PinOut_5f_ICB-S-7U.D2" office:value-type="string">
            <text:p text:style-name="P32">A1 (analog or digital Input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4">8</text:p>
          </table:table-cell>
          <table:table-cell table:style-name="PinOut_5f_ICB-S-7U.D2" office:value-type="string">
            <text:p text:style-name="P32">A2 (analog or digital Input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4">11</text:p>
          </table:table-cell>
          <table:table-cell table:style-name="PinOut_5f_ICB-S-7U.D2" office:value-type="string">
            <text:p text:style-name="P32">A3 (analog or digital Input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4">14</text:p>
          </table:table-cell>
          <table:table-cell table:style-name="PinOut_5f_ICB-S-7U.D2" office:value-type="string">
            <text:p text:style-name="P32">A4 (analog or digital Input)</text:p>
          </table:table-cell>
        </table:table-row>
        <text:soft-page-break/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4">17</text:p>
          </table:table-cell>
          <table:table-cell table:style-name="PinOut_5f_ICB-S-7U.D2" office:value-type="string">
            <text:p text:style-name="P34">A5 (analog or digital Input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4">19</text:p>
          </table:table-cell>
          <table:table-cell table:style-name="PinOut_5f_ICB-S-7U.D2" office:value-type="string">
            <text:p text:style-name="P34">A6 (analog or digital Input)</text:p>
          </table:table-cell>
        </table:table-row>
        <table:table-row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7"/>
          </table:table-cell>
          <table:table-cell table:style-name="PinOut_5f_ICB-S-7U.A2" office:value-type="string">
            <text:p text:style-name="P34">3, 6, 9, 12, 15, 18</text:p>
          </table:table-cell>
          <table:table-cell table:style-name="PinOut_5f_ICB-S-7U.D2" office:value-type="string">
            <text:p text:style-name="P34">5,0 V for driving analog Pots,</text:p>
            <text:p text:style-name="P33">provided by NANO on board AMS.</text:p>
          </table:table-cell>
        </table:table-row>
      </table:table>
      <text:p text:style-name="P48"/>
      <text:h text:style-name="P53" text:outline-level="3"/>
      <text:h text:style-name="P55" text:outline-level="3">Same Pin-Outs in physical Order</text:h>
      <text:h text:style-name="Heading_20_5" text:outline-level="5"><text:span text:style-name="T5">(just </text:span><text:span text:style-name="T6">valid to</text:span><text:span text:style-name="T5"> Revision </text:span><text:span text:style-name="T7">0.6 and 0.7</text:span><text:span text:style-name="T5">)</text:span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>
            <table:table-cell table:style-name="Tabelle1.A1" table:number-columns-spanned="2" office:value-type="string">
              <text:p text:style-name="P43">J7</text:p>
            </table:table-cell>
            <table:covered-table-cell/>
            <table:table-cell table:style-name="Tabelle1.A1" office:value-type="string">
              <text:p text:style-name="P44"/>
            </table:table-cell>
            <table:table-cell table:style-name="Tabelle1.D1" table:number-columns-spanned="2" office:value-type="string">
              <text:p text:style-name="P43">J8</text:p>
            </table:table-cell>
            <table:covered-table-cell/>
          </table:table-row>
          <table:table-row>
            <table:table-cell table:style-name="Tabelle1.A2" office:value-type="string">
              <text:p text:style-name="P43">Pin<text:line-break/>(left to right)</text:p>
            </table:table-cell>
            <table:table-cell table:style-name="Tabelle1.A2" office:value-type="string">
              <text:p text:style-name="P43">Function</text:p>
            </table:table-cell>
            <table:table-cell table:style-name="Tabelle1.A2" office:value-type="string">
              <text:p text:style-name="P44"/>
            </table:table-cell>
            <table:table-cell table:style-name="Tabelle1.A2" office:value-type="string">
              <text:p text:style-name="P43">Pin<text:line-break/>(right to left)</text:p>
            </table:table-cell>
            <table:table-cell table:style-name="Tabelle1.E2" office:value-type="string">
              <text:p text:style-name="P43">Function</text:p>
            </table:table-cell>
          </table:table-row>
        </table:table-header-rows>
        <table:table-row>
          <table:table-cell table:style-name="Tabelle1.A2" office:value-type="string">
            <text:p text:style-name="P35">1</text:p>
          </table:table-cell>
          <table:table-cell table:style-name="Tabelle1.A2" office:value-type="string">
            <text:p text:style-name="P35">D4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1</text:p>
          </table:table-cell>
          <table:table-cell table:style-name="Tabelle1.E2" office:value-type="string">
            <text:p text:style-name="P35">GND</text:p>
          </table:table-cell>
        </table:table-row>
        <table:table-row>
          <table:table-cell table:style-name="Tabelle1.A2" office:value-type="string">
            <text:p text:style-name="P35">2</text:p>
          </table:table-cell>
          <table:table-cell table:style-name="Tabelle1.A2" office:value-type="string">
            <text:p text:style-name="P35">GND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2</text:p>
          </table:table-cell>
          <table:table-cell table:style-name="Tabelle1.E2" office:value-type="string">
            <text:p text:style-name="P35">A0</text:p>
          </table:table-cell>
        </table:table-row>
        <table:table-row>
          <table:table-cell table:style-name="Tabelle1.A2" office:value-type="string">
            <text:p text:style-name="P35">3</text:p>
          </table:table-cell>
          <table:table-cell table:style-name="Tabelle1.A2" office:value-type="string">
            <text:p text:style-name="P35">D5 (PWM)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3</text:p>
          </table:table-cell>
          <table:table-cell table:style-name="Tabelle1.E2" office:value-type="string">
            <text:p text:style-name="P35">5.0 V</text:p>
          </table:table-cell>
        </table:table-row>
        <table:table-row>
          <table:table-cell table:style-name="Tabelle1.A2" office:value-type="string">
            <text:p text:style-name="P35">4</text:p>
          </table:table-cell>
          <table:table-cell table:style-name="Tabelle1.A2" office:value-type="string">
            <text:p text:style-name="P35">GND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4</text:p>
          </table:table-cell>
          <table:table-cell table:style-name="Tabelle1.E2" office:value-type="string">
            <text:p text:style-name="P35">GND</text:p>
          </table:table-cell>
        </table:table-row>
        <table:table-row>
          <table:table-cell table:style-name="Tabelle1.A2" office:value-type="string">
            <text:p text:style-name="P35">5</text:p>
          </table:table-cell>
          <table:table-cell table:style-name="Tabelle1.A2" office:value-type="string">
            <text:p text:style-name="P35">D6 (PWM)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5</text:p>
          </table:table-cell>
          <table:table-cell table:style-name="Tabelle1.E2" office:value-type="string">
            <text:p text:style-name="P35">A1</text:p>
          </table:table-cell>
        </table:table-row>
        <table:table-row>
          <table:table-cell table:style-name="Tabelle1.A2" office:value-type="string">
            <text:p text:style-name="P35">6</text:p>
          </table:table-cell>
          <table:table-cell table:style-name="Tabelle1.A2" office:value-type="string">
            <text:p text:style-name="P35">GND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6</text:p>
          </table:table-cell>
          <table:table-cell table:style-name="Tabelle1.E2" office:value-type="string">
            <text:p text:style-name="P35">5.0 V</text:p>
          </table:table-cell>
        </table:table-row>
        <table:table-row>
          <table:table-cell table:style-name="Tabelle1.A2" office:value-type="string">
            <text:p text:style-name="P35">7</text:p>
          </table:table-cell>
          <table:table-cell table:style-name="Tabelle1.A2" office:value-type="string">
            <text:p text:style-name="P35">D7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7</text:p>
          </table:table-cell>
          <table:table-cell table:style-name="Tabelle1.E2" office:value-type="string">
            <text:p text:style-name="P35">GND</text:p>
          </table:table-cell>
        </table:table-row>
        <table:table-row>
          <table:table-cell table:style-name="Tabelle1.A2" office:value-type="string">
            <text:p text:style-name="P35">8</text:p>
          </table:table-cell>
          <table:table-cell table:style-name="Tabelle1.A2" office:value-type="string">
            <text:p text:style-name="P35">GND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8</text:p>
          </table:table-cell>
          <table:table-cell table:style-name="Tabelle1.E2" office:value-type="string">
            <text:p text:style-name="P35">A2</text:p>
          </table:table-cell>
        </table:table-row>
        <table:table-row>
          <table:table-cell table:style-name="Tabelle1.A2" office:value-type="string">
            <text:p text:style-name="P35">9</text:p>
          </table:table-cell>
          <table:table-cell table:style-name="Tabelle1.A2" office:value-type="string">
            <text:p text:style-name="P35">D8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9</text:p>
          </table:table-cell>
          <table:table-cell table:style-name="Tabelle1.E2" office:value-type="string">
            <text:p text:style-name="P35">5.0 V</text:p>
          </table:table-cell>
        </table:table-row>
        <table:table-row>
          <table:table-cell table:style-name="Tabelle1.A2" office:value-type="string">
            <text:p text:style-name="P35">10</text:p>
          </table:table-cell>
          <table:table-cell table:style-name="Tabelle1.A2" office:value-type="string">
            <text:p text:style-name="P35">GND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10</text:p>
          </table:table-cell>
          <table:table-cell table:style-name="Tabelle1.E2" office:value-type="string">
            <text:p text:style-name="P35">GND</text:p>
          </table:table-cell>
        </table:table-row>
        <table:table-row>
          <table:table-cell table:style-name="Tabelle1.A2" office:value-type="string">
            <text:p text:style-name="P35">11</text:p>
          </table:table-cell>
          <table:table-cell table:style-name="Tabelle1.A2" office:value-type="string">
            <text:p text:style-name="P35">D9 (PWM)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11</text:p>
          </table:table-cell>
          <table:table-cell table:style-name="Tabelle1.E2" office:value-type="string">
            <text:p text:style-name="P35">A3</text:p>
          </table:table-cell>
        </table:table-row>
        <table:table-row>
          <table:table-cell table:style-name="Tabelle1.A2" office:value-type="string">
            <text:p text:style-name="P35">12</text:p>
          </table:table-cell>
          <table:table-cell table:style-name="Tabelle1.A2" office:value-type="string">
            <text:p text:style-name="P35">GND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12</text:p>
          </table:table-cell>
          <table:table-cell table:style-name="Tabelle1.E2" office:value-type="string">
            <text:p text:style-name="P35">5.0 V</text:p>
          </table:table-cell>
        </table:table-row>
        <table:table-row>
          <table:table-cell table:style-name="Tabelle1.A2" office:value-type="string">
            <text:p text:style-name="P35">13</text:p>
          </table:table-cell>
          <table:table-cell table:style-name="Tabelle1.A2" office:value-type="string">
            <text:p text:style-name="P35">D10 (PWM)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13</text:p>
          </table:table-cell>
          <table:table-cell table:style-name="Tabelle1.E2" office:value-type="string">
            <text:p text:style-name="P35">GND</text:p>
          </table:table-cell>
        </table:table-row>
        <table:table-row>
          <table:table-cell table:style-name="Tabelle1.A2" office:value-type="string">
            <text:p text:style-name="P35">14</text:p>
          </table:table-cell>
          <table:table-cell table:style-name="Tabelle1.A2" office:value-type="string">
            <text:p text:style-name="P35">GND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14</text:p>
          </table:table-cell>
          <table:table-cell table:style-name="Tabelle1.E2" office:value-type="string">
            <text:p text:style-name="P35">A4</text:p>
          </table:table-cell>
        </table:table-row>
        <table:table-row>
          <table:table-cell table:style-name="Tabelle1.A2" office:value-type="string">
            <text:p text:style-name="P35">15</text:p>
          </table:table-cell>
          <table:table-cell table:style-name="Tabelle1.A2" office:value-type="string">
            <text:p text:style-name="P35">D11 (PWM)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15</text:p>
          </table:table-cell>
          <table:table-cell table:style-name="Tabelle1.E2" office:value-type="string">
            <text:p text:style-name="P35">5.0 V</text:p>
          </table:table-cell>
        </table:table-row>
        <table:table-row>
          <table:table-cell table:style-name="Tabelle1.A2" office:value-type="string">
            <text:p text:style-name="P35">16</text:p>
          </table:table-cell>
          <table:table-cell table:style-name="Tabelle1.A2" office:value-type="string">
            <text:p text:style-name="P35">GND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16</text:p>
          </table:table-cell>
          <table:table-cell table:style-name="Tabelle1.E2" office:value-type="string">
            <text:p text:style-name="P35">GND</text:p>
          </table:table-cell>
        </table:table-row>
        <table:table-row>
          <table:table-cell table:style-name="Tabelle1.A2" office:value-type="string">
            <text:p text:style-name="P35">17</text:p>
          </table:table-cell>
          <table:table-cell table:style-name="Tabelle1.A2" office:value-type="string">
            <text:p text:style-name="P35">D12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17</text:p>
          </table:table-cell>
          <table:table-cell table:style-name="Tabelle1.E2" office:value-type="string">
            <text:p text:style-name="P35">A5</text:p>
          </table:table-cell>
        </table:table-row>
        <table:table-row>
          <table:table-cell table:style-name="Tabelle1.A2" office:value-type="string">
            <text:p text:style-name="P35">18</text:p>
          </table:table-cell>
          <table:table-cell table:style-name="Tabelle1.A2" office:value-type="string">
            <text:p text:style-name="P35">GND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18</text:p>
          </table:table-cell>
          <table:table-cell table:style-name="Tabelle1.E2" office:value-type="string">
            <text:p text:style-name="P35">5.0 V</text:p>
          </table:table-cell>
        </table:table-row>
        <table:table-row>
          <table:table-cell table:style-name="Tabelle1.A2" office:value-type="string">
            <text:p text:style-name="P35">19</text:p>
          </table:table-cell>
          <table:table-cell table:style-name="Tabelle1.A2" office:value-type="string">
            <text:p text:style-name="P35">D13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19</text:p>
          </table:table-cell>
          <table:table-cell table:style-name="Tabelle1.E2" office:value-type="string">
            <text:p text:style-name="P35">A6</text:p>
          </table:table-cell>
        </table:table-row>
        <table:table-row>
          <table:table-cell table:style-name="Tabelle1.A2" office:value-type="string">
            <text:p text:style-name="P35">20</text:p>
          </table:table-cell>
          <table:table-cell table:style-name="Tabelle1.A2" office:value-type="string">
            <text:p text:style-name="P35">GND</text:p>
          </table:table-cell>
          <table:table-cell table:style-name="Tabelle1.A2" office:value-type="string">
            <text:p text:style-name="P36"/>
          </table:table-cell>
          <table:table-cell table:style-name="Tabelle1.A2" office:value-type="string">
            <text:p text:style-name="P35">20</text:p>
          </table:table-cell>
          <table:table-cell table:style-name="Tabelle1.E2" office:value-type="string">
            <text:p text:style-name="P35">GND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9:32:09.523740287</meta:creation-date>
    <dc:date>2017-10-12T16:50:00.68</dc:date>
    <meta:editing-duration>PT4H1M1S</meta:editing-duration>
    <meta:editing-cycles>4</meta:editing-cycles>
    <meta:generator>LibreOffice/4.0.2.2$Windows_x86 LibreOffice_project/4c82dcdd6efcd48b1d8bba66bfe1989deee49c3</meta:generator>
    <meta:document-statistic meta:table-count="3" meta:image-count="0" meta:object-count="0" meta:page-count="5" meta:paragraph-count="351" meta:word-count="695" meta:character-count="3254" meta:non-whitespace-character-count="2907"/>
  </office:meta>
</office:document-meta>
</file>